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39/meta.xml" manifest:media-type="text/xml"/>
  <manifest:file-entry manifest:full-path="Object 39/styles.xml" manifest:media-type="text/xml"/>
  <manifest:file-entry manifest:full-path="Object 39/content.xml" manifest:media-type="text/xml"/>
  <manifest:file-entry manifest:full-path="Object 39/" manifest:media-type="application/vnd.oasis.opendocument.chart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2/meta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33/meta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3/" manifest:media-type="application/vnd.oasis.opendocument.chart"/>
  <manifest:file-entry manifest:full-path="Object 34/meta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5/meta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6/meta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6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37/meta.xml" manifest:media-type="text/xml"/>
  <manifest:file-entry manifest:full-path="Object 37/styles.xml" manifest:media-type="text/xml"/>
  <manifest:file-entry manifest:full-path="Object 37/content.xml" manifest:media-type="text/xml"/>
  <manifest:file-entry manifest:full-path="Object 37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38/meta.xml" manifest:media-type="text/xml"/>
  <manifest:file-entry manifest:full-path="Object 38/styles.xml" manifest:media-type="text/xml"/>
  <manifest:file-entry manifest:full-path="Object 38/content.xml" manifest:media-type="text/xml"/>
  <manifest:file-entry manifest:full-path="Object 38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manifest.rdf" manifest:media-type="application/rdf+xml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27/meta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30/meta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Object 40/meta.xml" manifest:media-type="text/xml"/>
  <manifest:file-entry manifest:full-path="Object 40/styles.xml" manifest:media-type="text/xml"/>
  <manifest:file-entry manifest:full-path="Object 40/content.xml" manifest:media-type="text/xml"/>
  <manifest:file-entry manifest:full-path="Object 40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precision-as-shown="true" table:search-criteria-must-apply-to-whole-cell="false" table:automatic-find-labels="false" table:use-regular-expressions="false" table:use-wildcards="true">
        <table:iteration table:status="enable"/>
      </table:calculation-settings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</table:table-row>
      </table:table>
      <table:table table:name="Sheet2" table:style-name="ta1">
        <table:shapes>
          <draw:frame draw:z-index="0" draw:style-name="gr1" draw:text-style-name="P1" svg:width="100mm" svg:height="50mm" svg:x="0mm" svg:y="0mm">
            <draw:object draw:notify-on-update-of-ranges="Sheet1.A2:Sheet1.A11 Sheet1.B1:Sheet1.B1 Sheet1.B2:Sheet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0mm" svg:height="50mm" svg:x="0mm" svg:y="50mm">
            <draw:object draw:notify-on-update-of-ranges="Sheet1.A2:Sheet1.A11 Sheet1.B1:Sheet1.B1 Sheet1.B2:Sheet1.B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00mm" svg:height="50mm" svg:x="0mm" svg:y="100mm">
            <draw:object draw:notify-on-update-of-ranges="Sheet1.A2:Sheet1.A11 Sheet1.B1:Sheet1.B1 Sheet1.B2:Sheet1.B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00mm" svg:height="50mm" svg:x="0mm" svg:y="150mm">
            <draw:object draw:notify-on-update-of-ranges="Sheet1.A2:Sheet1.A11 Sheet1.B1:Sheet1.B1 Sheet1.B2:Sheet1.B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00mm" svg:height="50mm" svg:x="100mm" svg:y="0mm">
            <draw:object draw:notify-on-update-of-ranges="Sheet1.A2:Sheet1.A11 Sheet1.B1:Sheet1.B1 Sheet1.B2:Sheet1.B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00mm" svg:height="50mm" svg:x="100mm" svg:y="50mm">
            <draw:object draw:notify-on-update-of-ranges="Sheet1.A2:Sheet1.A11 Sheet1.B1:Sheet1.B1 Sheet1.B2:Sheet1.B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00mm" svg:height="50mm" svg:x="100mm" svg:y="100mm">
            <draw:object draw:notify-on-update-of-ranges="Sheet1.A2:Sheet1.A11 Sheet1.B1:Sheet1.B1 Sheet1.B2:Sheet1.B1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00mm" svg:height="50mm" svg:x="100mm" svg:y="150mm">
            <draw:object draw:notify-on-update-of-ranges="Sheet1.A2:Sheet1.A11 Sheet1.B1:Sheet1.B1 Sheet1.B2:Sheet1.B1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00mm" svg:height="50mm" svg:x="200mm" svg:y="0mm">
            <draw:object draw:notify-on-update-of-ranges="Sheet1.A2:Sheet1.A11 Sheet1.B1:Sheet1.B1 Sheet1.B2:Sheet1.B1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00mm" svg:height="50mm" svg:x="200mm" svg:y="50mm">
            <draw:object draw:notify-on-update-of-ranges="Sheet1.A2:Sheet1.A11 Sheet1.B1:Sheet1.B1 Sheet1.B2:Sheet1.B1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100mm" svg:height="50mm" svg:x="200mm" svg:y="100mm">
            <draw:object draw:notify-on-update-of-ranges="Sheet1.A2:Sheet1.A11 Sheet1.B1:Sheet1.B1 Sheet1.B2:Sheet1.B1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100mm" svg:height="50mm" svg:x="200mm" svg:y="150mm">
            <draw:object draw:notify-on-update-of-ranges="Sheet1.A2:Sheet1.A11 Sheet1.B1:Sheet1.B1 Sheet1.B2:Sheet1.B1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100mm" svg:height="50mm" svg:x="300mm" svg:y="0mm">
            <draw:object draw:notify-on-update-of-ranges="Sheet1.A2:Sheet1.A11 Sheet1.B1:Sheet1.B1 Sheet1.B2:Sheet1.B1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100mm" svg:height="50mm" svg:x="300mm" svg:y="50mm">
            <draw:object draw:notify-on-update-of-ranges="Sheet1.A2:Sheet1.A11 Sheet1.B1:Sheet1.B1 Sheet1.B2:Sheet1.B1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4" draw:style-name="gr1" draw:text-style-name="P1" svg:width="100mm" svg:height="50mm" svg:x="300mm" svg:y="100mm">
            <draw:object draw:notify-on-update-of-ranges="Sheet1.A2:Sheet1.A11 Sheet1.B1:Sheet1.B1 Sheet1.B2:Sheet1.B11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5" draw:style-name="gr1" draw:text-style-name="P1" svg:width="100mm" svg:height="50mm" svg:x="300mm" svg:y="150mm">
            <draw:object draw:notify-on-update-of-ranges="Sheet1.A2:Sheet1.A11 Sheet1.B1:Sheet1.B1 Sheet1.B2:Sheet1.B11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6" draw:style-name="gr1" draw:text-style-name="P1" svg:width="100mm" svg:height="50mm" svg:x="400mm" svg:y="0mm">
            <draw:object draw:notify-on-update-of-ranges="Sheet1.A2:Sheet1.A11 Sheet1.B1:Sheet1.B1 Sheet1.B2:Sheet1.B11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7" draw:style-name="gr1" draw:text-style-name="P1" svg:width="100mm" svg:height="50mm" svg:x="400mm" svg:y="50mm">
            <draw:object draw:notify-on-update-of-ranges="Sheet1.A2:Sheet1.A11 Sheet1.B1:Sheet1.B1 Sheet1.B2:Sheet1.B11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18" draw:style-name="gr1" draw:text-style-name="P1" svg:width="100mm" svg:height="50mm" svg:x="400mm" svg:y="100mm">
            <draw:object draw:notify-on-update-of-ranges="Sheet1.A2:Sheet1.A11 Sheet1.B1:Sheet1.B1 Sheet1.B2:Sheet1.B11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9" draw:style-name="gr1" draw:text-style-name="P1" svg:width="100mm" svg:height="50mm" svg:x="400mm" svg:y="150mm">
            <draw:object draw:notify-on-update-of-ranges="Sheet1.A2:Sheet1.A11 Sheet1.B1:Sheet1.B1 Sheet1.B2:Sheet1.B11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shapes>
          <draw:frame draw:z-index="0" draw:style-name="gr1" draw:text-style-name="P1" svg:width="100mm" svg:height="50mm" svg:x="0mm" svg:y="0mm">
            <draw:object draw:notify-on-update-of-ranges="Sheet1.A2:Sheet1.A11 Sheet1.B1:Sheet1.B1 Sheet1.B2:Sheet1.B11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1" draw:style-name="gr1" draw:text-style-name="P1" svg:width="100mm" svg:height="50mm" svg:x="0mm" svg:y="50mm">
            <draw:object draw:notify-on-update-of-ranges="Sheet1.A2:Sheet1.A11 Sheet1.B1:Sheet1.B1 Sheet1.B2:Sheet1.B11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2" draw:style-name="gr1" draw:text-style-name="P1" svg:width="100mm" svg:height="50mm" svg:x="0mm" svg:y="100mm">
            <draw:object draw:notify-on-update-of-ranges="Sheet1.A2:Sheet1.A11 Sheet1.B1:Sheet1.B1 Sheet1.B2:Sheet1.B11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3" draw:style-name="gr1" draw:text-style-name="P1" svg:width="100mm" svg:height="50mm" svg:x="0mm" svg:y="150mm">
            <draw:object draw:notify-on-update-of-ranges="Sheet1.A2:Sheet1.A11 Sheet1.B1:Sheet1.B1 Sheet1.B2:Sheet1.B11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4" draw:style-name="gr1" draw:text-style-name="P1" svg:width="100mm" svg:height="50mm" svg:x="100mm" svg:y="0mm">
            <draw:object draw:notify-on-update-of-ranges="Sheet1.A2:Sheet1.A11 Sheet1.B1:Sheet1.B1 Sheet1.B2:Sheet1.B11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5" draw:style-name="gr1" draw:text-style-name="P1" svg:width="100mm" svg:height="50mm" svg:x="100mm" svg:y="50mm">
            <draw:object draw:notify-on-update-of-ranges="Sheet1.A2:Sheet1.A11 Sheet1.B1:Sheet1.B1 Sheet1.B2:Sheet1.B11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z-index="6" draw:style-name="gr1" draw:text-style-name="P1" svg:width="100mm" svg:height="50mm" svg:x="100mm" svg:y="100mm">
            <draw:object draw:notify-on-update-of-ranges="Sheet1.A2:Sheet1.A11 Sheet1.B1:Sheet1.B1 Sheet1.B2:Sheet1.B11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7" draw:style-name="gr1" draw:text-style-name="P1" svg:width="100mm" svg:height="50mm" svg:x="100mm" svg:y="150mm">
            <draw:object draw:notify-on-update-of-ranges="Sheet1.A2:Sheet1.A11 Sheet1.B1:Sheet1.B1 Sheet1.B2:Sheet1.B11"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z-index="8" draw:style-name="gr1" draw:text-style-name="P1" svg:width="100mm" svg:height="50mm" svg:x="200mm" svg:y="0mm">
            <draw:object draw:notify-on-update-of-ranges="Sheet1.A2:Sheet1.A11 Sheet1.B1:Sheet1.B1 Sheet1.B2:Sheet1.B11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9" draw:style-name="gr1" draw:text-style-name="P1" svg:width="100mm" svg:height="50mm" svg:x="200mm" svg:y="50mm">
            <draw:object draw:notify-on-update-of-ranges="Sheet1.A2:Sheet1.A11 Sheet1.B1:Sheet1.B1 Sheet1.B2:Sheet1.B11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z-index="10" draw:style-name="gr1" draw:text-style-name="P1" svg:width="100mm" svg:height="50mm" svg:x="200mm" svg:y="100mm">
            <draw:object draw:notify-on-update-of-ranges="Sheet1.A2:Sheet1.A11 Sheet1.B1:Sheet1.B1 Sheet1.B2:Sheet1.B11"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z-index="11" draw:style-name="gr1" draw:text-style-name="P1" svg:width="100mm" svg:height="50mm" svg:x="200mm" svg:y="150mm">
            <draw:object draw:notify-on-update-of-ranges="Sheet1.A2:Sheet1.A11 Sheet1.B1:Sheet1.B1 Sheet1.B2:Sheet1.B11"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  <draw:frame draw:z-index="12" draw:style-name="gr1" draw:text-style-name="P1" svg:width="100mm" svg:height="50mm" svg:x="300mm" svg:y="0mm">
            <draw:object draw:notify-on-update-of-ranges="Sheet1.A2:Sheet1.A11 Sheet1.B1:Sheet1.B1 Sheet1.B2:Sheet1.B11"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z-index="13" draw:style-name="gr1" draw:text-style-name="P1" svg:width="100mm" svg:height="50mm" svg:x="300mm" svg:y="50mm">
            <draw:object draw:notify-on-update-of-ranges="Sheet1.A2:Sheet1.A11 Sheet1.B1:Sheet1.B1 Sheet1.B2:Sheet1.B11"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z-index="14" draw:style-name="gr1" draw:text-style-name="P1" svg:width="100mm" svg:height="50mm" svg:x="300mm" svg:y="100mm">
            <draw:object draw:notify-on-update-of-ranges="Sheet1.A2:Sheet1.A11 Sheet1.B1:Sheet1.B1 Sheet1.B2:Sheet1.B11"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z-index="15" draw:style-name="gr1" draw:text-style-name="P1" svg:width="100mm" svg:height="50mm" svg:x="300mm" svg:y="150mm">
            <draw:object draw:notify-on-update-of-ranges="Sheet1.A2:Sheet1.A11 Sheet1.B1:Sheet1.B1 Sheet1.B2:Sheet1.B11"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  <draw:frame draw:z-index="16" draw:style-name="gr1" draw:text-style-name="P1" svg:width="100mm" svg:height="50mm" svg:x="400mm" svg:y="0mm">
            <draw:object draw:notify-on-update-of-ranges="Sheet1.A2:Sheet1.A11 Sheet1.B1:Sheet1.B1 Sheet1.B2:Sheet1.B11"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  <draw:frame draw:z-index="17" draw:style-name="gr1" draw:text-style-name="P1" svg:width="100mm" svg:height="50mm" svg:x="400mm" svg:y="50mm">
            <draw:object draw:notify-on-update-of-ranges="Sheet1.A2:Sheet1.A11 Sheet1.B1:Sheet1.B1 Sheet1.B2:Sheet1.B11"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  <draw:frame draw:z-index="18" draw:style-name="gr1" draw:text-style-name="P1" svg:width="100mm" svg:height="50mm" svg:x="400mm" svg:y="100mm">
            <draw:object draw:notify-on-update-of-ranges="Sheet1.A2:Sheet1.A11 Sheet1.B1:Sheet1.B1 Sheet1.B2:Sheet1.B11"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  <draw:frame draw:z-index="19" draw:style-name="gr1" draw:text-style-name="P1" svg:width="100mm" svg:height="50mm" svg:x="400mm" svg:y="150mm">
            <draw:object draw:notify-on-update-of-ranges="Sheet1.A2:Sheet1.A11 Sheet1.B1:Sheet1.B1 Sheet1.B2:Sheet1.B11"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font-size="10pt" fo:language="ru" fo:country="RU" style:font-name-asian="Microsoft YaHei" style:font-size-asian="10pt" style:language-asian="zh" style:country-asian="CN" style:font-name-complex="Albany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8-18">00.00.0000</text:date>, <text:time style:data-style-name="N2" text:time-value="23:04:49.38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ke</meta:initial-creator>
    <meta:creation-date>2021-08-18T22:54:18.028000000</meta:creation-date>
    <dc:date>2021-08-18T23:07:20.925000000</dc:date>
    <dc:creator>Mike</dc:creator>
    <meta:editing-duration>PT12M5S</meta:editing-duration>
    <meta:editing-cycles>2</meta:editing-cycles>
    <meta:generator>LibreOffice/7.2.0.4$Windows_X86_64 LibreOffice_project/9a9c6381e3f7a62afc1329bd359cc48accb6435b</meta:generator>
    <meta:document-statistic meta:table-count="3" meta:cell-count="22" meta:object-count="40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001cm" svg:height="5.001cm" xlink:href=".." xlink:type="simple" chart:class="chart:bar" chart:style-name="ch1">
        <chart:legend chart:legend-position="end" svg:x="8.426cm" svg:y="2.201cm" style:legend-expansion="high" chart:style-name="ch2"/>
        <chart:plot-area chart:style-name="ch3" table:cell-range-address="Sheet1.A2:Sheet1.B11 Sheet1.B1:Sheet1.B1" chart:data-source-has-labels="both" svg:x="0.2cm" svg:y="0.1cm" svg:width="8.026cm" svg:height="4.801cm">
          <chart:coordinate-region svg:x="0.821cm" svg:y="0.299cm" svg:width="7.405cm" svg:height="3.955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1" chart:label-cell-address="Sheet1.B1:Sheet1.B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2:Sheet1.A11</svg:desc>
                </draw:g>
              </table:table-cell>
              <table:table-cell office:value-type="float" office:value="9">
                <text:p>9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01cm" svg:height="5.001cm" xlink:href=".." xlink:type="simple" chart:class="chart:line" chart:style-name="ch1">
        <chart:legend chart:legend-position="end" svg:x="7.837cm" svg:y="2.201cm" style:legend-expansion="high" chart:style-name="ch2"/>
        <chart:plot-area chart:style-name="ch3" table:cell-range-address="Sheet1.A2:Sheet1.B11 Sheet1.B1:Sheet1.B1" chart:data-source-has-labels="both" svg:x="0.2cm" svg:y="0.1cm" svg:width="7.437cm" svg:height="4.801cm">
          <chart:coordinate-region svg:x="0.636cm" svg:y="0.299cm" svg:width="6.776cm" svg:height="3.955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1" chart:label-cell-address="Sheet1.B1:Sheet1.B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2:Sheet1.A11</svg:desc>
                </draw:g>
              </table:table-cell>
              <table:table-cell office:value-type="float" office:value="9">
                <text:p>9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10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01cm" svg:height="5.001cm" xlink:href=".." xlink:type="simple" chart:class="chart:line" chart:style-name="ch1">
        <chart:legend chart:legend-position="end" svg:x="7.837cm" svg:y="2.201cm" style:legend-expansion="high" chart:style-name="ch2"/>
        <chart:plot-area chart:style-name="ch3" table:cell-range-address="Sheet1.A2:Sheet1.B11 Sheet1.B1:Sheet1.B1" chart:data-source-has-labels="both" svg:x="0.2cm" svg:y="0.1cm" svg:width="7.437cm" svg:height="4.801cm">
          <chart:coordinate-region svg:x="0.636cm" svg:y="0.299cm" svg:width="6.776cm" svg:height="3.955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1" chart:label-cell-address="Sheet1.B1:Sheet1.B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2:Sheet1.A11</svg:desc>
                </draw:g>
              </table:table-cell>
              <table:table-cell office:value-type="float" office:value="9">
                <text:p>9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1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ff00" draw:fill-color="#ffff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01cm" svg:height="5.001cm" xlink:href=".." xlink:type="simple" chart:class="chart:line" chart:style-name="ch1">
        <chart:legend chart:legend-position="end" svg:x="7.837cm" svg:y="2.201cm" style:legend-expansion="high" chart:style-name="ch2"/>
        <chart:plot-area chart:style-name="ch3" table:cell-range-address="Sheet1.A2:Sheet1.B11 Sheet1.B1:Sheet1.B1" chart:data-source-has-labels="both" svg:x="0.2cm" svg:y="0.1cm" svg:width="7.437cm" svg:height="4.801cm">
          <chart:coordinate-region svg:x="0.636cm" svg:y="0.299cm" svg:width="6.776cm" svg:height="3.955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1" chart:label-cell-address="Sheet1.B1:Sheet1.B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2:Sheet1.A11</svg:desc>
                </draw:g>
              </table:table-cell>
              <table:table-cell office:value-type="float" office:value="9">
                <text:p>9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1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01cm" svg:height="5.001cm" xlink:href=".." xlink:type="simple" chart:class="chart:area" chart:style-name="ch1">
        <chart:legend chart:legend-position="end" svg:x="8.426cm" svg:y="2.201cm" style:legend-expansion="high" chart:style-name="ch2"/>
        <chart:plot-area chart:style-name="ch3" table:cell-range-address="Sheet1.A2:Sheet1.B11 Sheet1.B1:Sheet1.B1" chart:data-source-has-labels="both" svg:x="0.2cm" svg:y="0.1cm" svg:width="8.026cm" svg:height="4.801cm">
          <chart:coordinate-region svg:x="0.636cm" svg:y="0.299cm" svg:width="7.364cm" svg:height="3.955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1" chart:label-cell-address="Sheet1.B1:Sheet1.B1" chart:class="chart:area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2:Sheet1.A11</svg:desc>
                </draw:g>
              </table:table-cell>
              <table:table-cell office:value-type="float" office:value="9">
                <text:p>9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1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01cm" svg:height="5.001cm" xlink:href=".." xlink:type="simple" chart:class="chart:area" chart:style-name="ch1">
        <chart:legend chart:legend-position="end" svg:x="8.426cm" svg:y="2.201cm" style:legend-expansion="high" chart:style-name="ch2"/>
        <chart:plot-area chart:style-name="ch3" table:cell-range-address="Sheet1.A2:Sheet1.B11 Sheet1.B1:Sheet1.B1" chart:data-source-has-labels="both" svg:x="0.2cm" svg:y="0.1cm" svg:width="8.026cm" svg:height="4.801cm">
          <chart:coordinate-region svg:x="0.636cm" svg:y="0.299cm" svg:width="7.364cm" svg:height="3.955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1" chart:label-cell-address="Sheet1.B1:Sheet1.B1" chart:class="chart:area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2:Sheet1.A11</svg:desc>
                </draw:g>
              </table:table-cell>
              <table:table-cell office:value-type="float" office:value="9">
                <text:p>9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1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a933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01cm" svg:height="5.001cm" xlink:href=".." xlink:type="simple" chart:class="chart:area" chart:style-name="ch1">
        <chart:legend chart:legend-position="end" svg:x="8.426cm" svg:y="2.201cm" style:legend-expansion="high" chart:style-name="ch2"/>
        <chart:plot-area chart:style-name="ch3" table:cell-range-address="Sheet1.A2:Sheet1.B11 Sheet1.B1:Sheet1.B1" chart:data-source-has-labels="both" svg:x="0.2cm" svg:y="0.1cm" svg:width="8.026cm" svg:height="4.801cm">
          <chart:coordinate-region svg:x="0.636cm" svg:y="0.299cm" svg:width="7.364cm" svg:height="3.955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1" chart:label-cell-address="Sheet1.B1:Sheet1.B1" chart:class="chart:area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2:Sheet1.A11</svg:desc>
                </draw:g>
              </table:table-cell>
              <table:table-cell office:value-type="float" office:value="9">
                <text:p>9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1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ffff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01cm" svg:height="5.001cm" xlink:href=".." xlink:type="simple" chart:class="chart:area" chart:style-name="ch1">
        <chart:legend chart:legend-position="end" svg:x="8.426cm" svg:y="2.201cm" style:legend-expansion="high" chart:style-name="ch2"/>
        <chart:plot-area chart:style-name="ch3" table:cell-range-address="Sheet1.A2:Sheet1.B11 Sheet1.B1:Sheet1.B1" chart:data-source-has-labels="both" svg:x="0.2cm" svg:y="0.1cm" svg:width="8.026cm" svg:height="4.801cm">
          <chart:coordinate-region svg:x="0.636cm" svg:y="0.299cm" svg:width="7.364cm" svg:height="3.955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1" chart:label-cell-address="Sheet1.B1:Sheet1.B1" chart:class="chart:area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2:Sheet1.A11</svg:desc>
                </draw:g>
              </table:table-cell>
              <table:table-cell office:value-type="float" office:value="9">
                <text:p>9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1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01cm" svg:height="5.001cm" xlink:href=".." xlink:type="simple" chart:class="chart:radar" chart:style-name="ch1">
        <chart:legend chart:legend-position="end" svg:x="8.426cm" svg:y="2.201cm" style:legend-expansion="high" chart:style-name="ch2"/>
        <chart:plot-area chart:style-name="ch3" table:cell-range-address="Sheet1.A2:Sheet1.B11 Sheet1.B1:Sheet1.B1" chart:data-source-has-labels="both" svg:x="0.2cm" svg:y="0.1cm" svg:width="8.026cm" svg:height="4.801cm">
          <chart:coordinate-region svg:x="2.53cm" svg:y="0.818cm" svg:width="3.366cm" svg:height="3.366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1" chart:label-cell-address="Sheet1.B1:Sheet1.B1" chart:class="chart:rad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2:Sheet1.A11</svg:desc>
                </draw:g>
              </table:table-cell>
              <table:table-cell office:value-type="float" office:value="9">
                <text:p>9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1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01cm" svg:height="5.001cm" xlink:href=".." xlink:type="simple" chart:class="chart:radar" chart:style-name="ch1">
        <chart:legend chart:legend-position="end" svg:x="8.426cm" svg:y="2.201cm" style:legend-expansion="high" chart:style-name="ch2"/>
        <chart:plot-area chart:style-name="ch3" table:cell-range-address="Sheet1.A2:Sheet1.B11 Sheet1.B1:Sheet1.B1" chart:data-source-has-labels="both" svg:x="0.2cm" svg:y="0.1cm" svg:width="8.026cm" svg:height="4.801cm">
          <chart:coordinate-region svg:x="2.53cm" svg:y="0.818cm" svg:width="3.366cm" svg:height="3.366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1" chart:label-cell-address="Sheet1.B1:Sheet1.B1" chart:class="chart:rad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2:Sheet1.A11</svg:desc>
                </draw:g>
              </table:table-cell>
              <table:table-cell office:value-type="float" office:value="9">
                <text:p>9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1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a933" draw:fill-color="#00a933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01cm" svg:height="5.001cm" xlink:href=".." xlink:type="simple" chart:class="chart:radar" chart:style-name="ch1">
        <chart:legend chart:legend-position="end" svg:x="8.426cm" svg:y="2.201cm" style:legend-expansion="high" chart:style-name="ch2"/>
        <chart:plot-area chart:style-name="ch3" table:cell-range-address="Sheet1.A2:Sheet1.B11 Sheet1.B1:Sheet1.B1" chart:data-source-has-labels="both" svg:x="0.2cm" svg:y="0.1cm" svg:width="8.026cm" svg:height="4.801cm">
          <chart:coordinate-region svg:x="2.53cm" svg:y="0.818cm" svg:width="3.366cm" svg:height="3.366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1" chart:label-cell-address="Sheet1.B1:Sheet1.B1" chart:class="chart:rad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2:Sheet1.A11</svg:desc>
                </draw:g>
              </table:table-cell>
              <table:table-cell office:value-type="float" office:value="9">
                <text:p>9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19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001cm" svg:height="5.001cm" xlink:href=".." xlink:type="simple" chart:class="chart:bar" chart:style-name="ch1">
        <chart:legend chart:legend-position="end" svg:x="8.426cm" svg:y="2.201cm" style:legend-expansion="high" chart:style-name="ch2"/>
        <chart:plot-area chart:style-name="ch3" table:cell-range-address="Sheet1.A2:Sheet1.B11 Sheet1.B1:Sheet1.B1" chart:data-source-has-labels="both" svg:x="0.2cm" svg:y="0.1cm" svg:width="8.026cm" svg:height="4.801cm">
          <chart:coordinate-region svg:x="0.821cm" svg:y="0.299cm" svg:width="7.405cm" svg:height="3.955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1" chart:label-cell-address="Sheet1.B1:Sheet1.B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2:Sheet1.A11</svg:desc>
                </draw:g>
              </table:table-cell>
              <table:table-cell office:value-type="float" office:value="9">
                <text:p>9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ff00" draw:fill-color="#ffff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01cm" svg:height="5.001cm" xlink:href=".." xlink:type="simple" chart:class="chart:radar" chart:style-name="ch1">
        <chart:legend chart:legend-position="end" svg:x="8.426cm" svg:y="2.201cm" style:legend-expansion="high" chart:style-name="ch2"/>
        <chart:plot-area chart:style-name="ch3" table:cell-range-address="Sheet1.A2:Sheet1.B11 Sheet1.B1:Sheet1.B1" chart:data-source-has-labels="both" svg:x="0.2cm" svg:y="0.1cm" svg:width="8.026cm" svg:height="4.801cm">
          <chart:coordinate-region svg:x="2.53cm" svg:y="0.818cm" svg:width="3.366cm" svg:height="3.366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1" chart:label-cell-address="Sheet1.B1:Sheet1.B1" chart:class="chart:rad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2:Sheet1.A11</svg:desc>
                </draw:g>
              </table:table-cell>
              <table:table-cell office:value-type="float" office:value="9">
                <text:p>9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20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001cm" svg:height="5.001cm" xlink:href=".." xlink:type="simple" chart:class="chart:bar" chart:style-name="ch1">
        <chart:legend chart:legend-position="end" svg:x="8.426cm" svg:y="2.201cm" style:legend-expansion="high" chart:style-name="ch2"/>
        <chart:plot-area chart:style-name="ch3" table:cell-range-address="Sheet1.A1:Sheet1.B11" chart:data-source-has-labels="both" svg:x="0.2cm" svg:y="0.1cm" svg:width="8.026cm" svg:height="4.801cm">
          <chart:coordinate-region svg:x="0.821cm" svg:y="0.299cm" svg:width="7.405cm" svg:height="3.955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1" chart:label-cell-address="Sheet1.B1:Sheet1.B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2:Sheet1.A11</svg:desc>
                </draw:g>
              </table:table-cell>
              <table:table-cell office:value-type="float" office:value="9">
                <text:p>9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2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0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001cm" svg:height="5.001cm" xlink:href=".." xlink:type="simple" chart:class="chart:bar" chart:style-name="ch1">
        <chart:legend chart:legend-position="end" svg:x="8.426cm" svg:y="2.201cm" style:legend-expansion="high" chart:style-name="ch2"/>
        <chart:plot-area chart:style-name="ch3" table:cell-range-address="Sheet1.A1:Sheet1.B11" chart:data-source-has-labels="both" svg:x="0.2cm" svg:y="0.1cm" svg:width="8.026cm" svg:height="4.801cm">
          <chart:coordinate-region svg:x="0.821cm" svg:y="0.299cm" svg:width="7.405cm" svg:height="3.955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1" chart:label-cell-address="Sheet1.B1:Sheet1.B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2:Sheet1.A11</svg:desc>
                </draw:g>
              </table:table-cell>
              <table:table-cell office:value-type="float" office:value="9">
                <text:p>9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2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a933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001cm" svg:height="5.001cm" xlink:href=".." xlink:type="simple" chart:class="chart:bar" chart:style-name="ch1">
        <chart:legend chart:legend-position="end" svg:x="8.426cm" svg:y="2.201cm" style:legend-expansion="high" chart:style-name="ch2"/>
        <chart:plot-area chart:style-name="ch3" table:cell-range-address="Sheet1.A1:Sheet1.B11" chart:data-source-has-labels="both" svg:x="0.2cm" svg:y="0.1cm" svg:width="8.026cm" svg:height="4.801cm">
          <chart:coordinate-region svg:x="0.821cm" svg:y="0.299cm" svg:width="7.405cm" svg:height="3.955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1" chart:label-cell-address="Sheet1.B1:Sheet1.B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2:Sheet1.A11</svg:desc>
                </draw:g>
              </table:table-cell>
              <table:table-cell office:value-type="float" office:value="9">
                <text:p>9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2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ff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001cm" svg:height="5.001cm" xlink:href=".." xlink:type="simple" chart:class="chart:bar" chart:style-name="ch1">
        <chart:legend chart:legend-position="end" svg:x="8.426cm" svg:y="2.201cm" style:legend-expansion="high" chart:style-name="ch2"/>
        <chart:plot-area chart:style-name="ch3" table:cell-range-address="Sheet1.A1:Sheet1.B11" chart:data-source-has-labels="both" svg:x="0.2cm" svg:y="0.1cm" svg:width="8.026cm" svg:height="4.801cm">
          <chart:coordinate-region svg:x="0.821cm" svg:y="0.299cm" svg:width="7.405cm" svg:height="3.955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1" chart:label-cell-address="Sheet1.B1:Sheet1.B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2:Sheet1.A11</svg:desc>
                </draw:g>
              </table:table-cell>
              <table:table-cell office:value-type="float" office:value="9">
                <text:p>9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2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001cm" svg:height="5.001cm" xlink:href=".." xlink:type="simple" chart:class="chart:bar" chart:style-name="ch1">
        <chart:legend chart:legend-position="end" svg:x="8.426cm" svg:y="2.201cm" style:legend-expansion="high" chart:style-name="ch2"/>
        <chart:plot-area chart:style-name="ch3" table:cell-range-address="Sheet1.A1:Sheet1.B11" chart:data-source-has-labels="both" svg:x="0.2cm" svg:y="0.1cm" svg:width="8.026cm" svg:height="4.801cm">
          <chart:coordinate-region svg:x="0.636cm" svg:y="0.1cm" svg:width="7.403cm" svg:height="4.154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1" chart:label-cell-address="Sheet1.B1:Sheet1.B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2:Sheet1.A11</svg:desc>
                </draw:g>
              </table:table-cell>
              <table:table-cell office:value-type="float" office:value="9">
                <text:p>9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2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ff0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001cm" svg:height="5.001cm" xlink:href=".." xlink:type="simple" chart:class="chart:bar" chart:style-name="ch1">
        <chart:legend chart:legend-position="end" svg:x="8.426cm" svg:y="2.201cm" style:legend-expansion="high" chart:style-name="ch2"/>
        <chart:plot-area chart:style-name="ch3" table:cell-range-address="Sheet1.A1:Sheet1.B11" chart:data-source-has-labels="both" svg:x="0.2cm" svg:y="0.1cm" svg:width="8.026cm" svg:height="4.801cm">
          <chart:coordinate-region svg:x="0.636cm" svg:y="0.1cm" svg:width="7.403cm" svg:height="4.154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1" chart:label-cell-address="Sheet1.B1:Sheet1.B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2:Sheet1.A11</svg:desc>
                </draw:g>
              </table:table-cell>
              <table:table-cell office:value-type="float" office:value="9">
                <text:p>9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2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00a933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001cm" svg:height="5.001cm" xlink:href=".." xlink:type="simple" chart:class="chart:bar" chart:style-name="ch1">
        <chart:legend chart:legend-position="end" svg:x="8.426cm" svg:y="2.201cm" style:legend-expansion="high" chart:style-name="ch2"/>
        <chart:plot-area chart:style-name="ch3" table:cell-range-address="Sheet1.A1:Sheet1.B11" chart:data-source-has-labels="both" svg:x="0.2cm" svg:y="0.1cm" svg:width="8.026cm" svg:height="4.801cm">
          <chart:coordinate-region svg:x="0.636cm" svg:y="0.1cm" svg:width="7.403cm" svg:height="4.154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1" chart:label-cell-address="Sheet1.B1:Sheet1.B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2:Sheet1.A11</svg:desc>
                </draw:g>
              </table:table-cell>
              <table:table-cell office:value-type="float" office:value="9">
                <text:p>9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2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ffff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001cm" svg:height="5.001cm" xlink:href=".." xlink:type="simple" chart:class="chart:bar" chart:style-name="ch1">
        <chart:legend chart:legend-position="end" svg:x="8.426cm" svg:y="2.201cm" style:legend-expansion="high" chart:style-name="ch2"/>
        <chart:plot-area chart:style-name="ch3" table:cell-range-address="Sheet1.A1:Sheet1.B11" chart:data-source-has-labels="both" svg:x="0.2cm" svg:y="0.1cm" svg:width="8.026cm" svg:height="4.801cm">
          <chart:coordinate-region svg:x="0.636cm" svg:y="0.1cm" svg:width="7.403cm" svg:height="4.154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1" chart:label-cell-address="Sheet1.B1:Sheet1.B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2:Sheet1.A11</svg:desc>
                </draw:g>
              </table:table-cell>
              <table:table-cell office:value-type="float" office:value="9">
                <text:p>9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2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01cm" svg:height="5.001cm" xlink:href=".." xlink:type="simple" chart:class="chart:line" chart:style-name="ch1">
        <chart:legend chart:legend-position="end" svg:x="7.837cm" svg:y="2.201cm" style:legend-expansion="high" chart:style-name="ch2"/>
        <chart:plot-area chart:style-name="ch3" table:cell-range-address="Sheet1.A1:Sheet1.B11" chart:data-source-has-labels="both" svg:x="0.2cm" svg:y="0.1cm" svg:width="7.437cm" svg:height="4.801cm">
          <chart:coordinate-region svg:x="0.636cm" svg:y="0.299cm" svg:width="6.776cm" svg:height="3.955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1" chart:label-cell-address="Sheet1.B1:Sheet1.B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2:Sheet1.A11</svg:desc>
                </draw:g>
              </table:table-cell>
              <table:table-cell office:value-type="float" office:value="9">
                <text:p>9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29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a933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001cm" svg:height="5.001cm" xlink:href=".." xlink:type="simple" chart:class="chart:bar" chart:style-name="ch1">
        <chart:legend chart:legend-position="end" svg:x="8.426cm" svg:y="2.201cm" style:legend-expansion="high" chart:style-name="ch2"/>
        <chart:plot-area chart:style-name="ch3" table:cell-range-address="Sheet1.A2:Sheet1.B11 Sheet1.B1:Sheet1.B1" chart:data-source-has-labels="both" svg:x="0.2cm" svg:y="0.1cm" svg:width="8.026cm" svg:height="4.801cm">
          <chart:coordinate-region svg:x="0.821cm" svg:y="0.299cm" svg:width="7.405cm" svg:height="3.955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1" chart:label-cell-address="Sheet1.B1:Sheet1.B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2:Sheet1.A11</svg:desc>
                </draw:g>
              </table:table-cell>
              <table:table-cell office:value-type="float" office:value="9">
                <text:p>9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01cm" svg:height="5.001cm" xlink:href=".." xlink:type="simple" chart:class="chart:line" chart:style-name="ch1">
        <chart:legend chart:legend-position="end" svg:x="7.837cm" svg:y="2.201cm" style:legend-expansion="high" chart:style-name="ch2"/>
        <chart:plot-area chart:style-name="ch3" table:cell-range-address="Sheet1.A1:Sheet1.B11" chart:data-source-has-labels="both" svg:x="0.2cm" svg:y="0.1cm" svg:width="7.437cm" svg:height="4.801cm">
          <chart:coordinate-region svg:x="0.636cm" svg:y="0.299cm" svg:width="6.776cm" svg:height="3.955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1" chart:label-cell-address="Sheet1.B1:Sheet1.B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2:Sheet1.A11</svg:desc>
                </draw:g>
              </table:table-cell>
              <table:table-cell office:value-type="float" office:value="9">
                <text:p>9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30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01cm" svg:height="5.001cm" xlink:href=".." xlink:type="simple" chart:class="chart:line" chart:style-name="ch1">
        <chart:legend chart:legend-position="end" svg:x="7.837cm" svg:y="2.201cm" style:legend-expansion="high" chart:style-name="ch2"/>
        <chart:plot-area chart:style-name="ch3" table:cell-range-address="Sheet1.A1:Sheet1.B11" chart:data-source-has-labels="both" svg:x="0.2cm" svg:y="0.1cm" svg:width="7.437cm" svg:height="4.801cm">
          <chart:coordinate-region svg:x="0.636cm" svg:y="0.299cm" svg:width="6.776cm" svg:height="3.955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1" chart:label-cell-address="Sheet1.B1:Sheet1.B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2:Sheet1.A11</svg:desc>
                </draw:g>
              </table:table-cell>
              <table:table-cell office:value-type="float" office:value="9">
                <text:p>9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3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svg:stroke-width="0.08cm" svg:stroke-color="#ffff00" draw:fill-color="#ffff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01cm" svg:height="5.001cm" xlink:href=".." xlink:type="simple" chart:class="chart:line" chart:style-name="ch1">
        <chart:legend chart:legend-position="end" svg:x="7.837cm" svg:y="2.201cm" style:legend-expansion="high" chart:style-name="ch2"/>
        <chart:plot-area chart:style-name="ch3" table:cell-range-address="Sheet1.A1:Sheet1.B11" chart:data-source-has-labels="both" svg:x="0.2cm" svg:y="0.1cm" svg:width="7.437cm" svg:height="4.801cm">
          <chart:coordinate-region svg:x="0.636cm" svg:y="0.299cm" svg:width="6.776cm" svg:height="3.955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1" chart:label-cell-address="Sheet1.B1:Sheet1.B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2:Sheet1.A11</svg:desc>
                </draw:g>
              </table:table-cell>
              <table:table-cell office:value-type="float" office:value="9">
                <text:p>9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3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01cm" svg:height="5.001cm" xlink:href=".." xlink:type="simple" chart:class="chart:area" chart:style-name="ch1">
        <chart:legend chart:legend-position="end" svg:x="8.426cm" svg:y="2.201cm" style:legend-expansion="high" chart:style-name="ch2"/>
        <chart:plot-area chart:style-name="ch3" table:cell-range-address="Sheet1.A1:Sheet1.B11" chart:data-source-has-labels="both" svg:x="0.2cm" svg:y="0.1cm" svg:width="8.026cm" svg:height="4.801cm">
          <chart:coordinate-region svg:x="0.636cm" svg:y="0.299cm" svg:width="7.364cm" svg:height="3.955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1" chart:label-cell-address="Sheet1.B1:Sheet1.B1" chart:class="chart:area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2:Sheet1.A11</svg:desc>
                </draw:g>
              </table:table-cell>
              <table:table-cell office:value-type="float" office:value="9">
                <text:p>9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3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01cm" svg:height="5.001cm" xlink:href=".." xlink:type="simple" chart:class="chart:area" chart:style-name="ch1">
        <chart:legend chart:legend-position="end" svg:x="8.426cm" svg:y="2.201cm" style:legend-expansion="high" chart:style-name="ch2"/>
        <chart:plot-area chart:style-name="ch3" table:cell-range-address="Sheet1.A1:Sheet1.B11" chart:data-source-has-labels="both" svg:x="0.2cm" svg:y="0.1cm" svg:width="8.026cm" svg:height="4.801cm">
          <chart:coordinate-region svg:x="0.636cm" svg:y="0.299cm" svg:width="7.364cm" svg:height="3.955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1" chart:label-cell-address="Sheet1.B1:Sheet1.B1" chart:class="chart:area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2:Sheet1.A11</svg:desc>
                </draw:g>
              </table:table-cell>
              <table:table-cell office:value-type="float" office:value="9">
                <text:p>9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3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a933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01cm" svg:height="5.001cm" xlink:href=".." xlink:type="simple" chart:class="chart:area" chart:style-name="ch1">
        <chart:legend chart:legend-position="end" svg:x="8.426cm" svg:y="2.201cm" style:legend-expansion="high" chart:style-name="ch2"/>
        <chart:plot-area chart:style-name="ch3" table:cell-range-address="Sheet1.A1:Sheet1.B11" chart:data-source-has-labels="both" svg:x="0.2cm" svg:y="0.1cm" svg:width="8.026cm" svg:height="4.801cm">
          <chart:coordinate-region svg:x="0.636cm" svg:y="0.299cm" svg:width="7.364cm" svg:height="3.955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1" chart:label-cell-address="Sheet1.B1:Sheet1.B1" chart:class="chart:area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2:Sheet1.A11</svg:desc>
                </draw:g>
              </table:table-cell>
              <table:table-cell office:value-type="float" office:value="9">
                <text:p>9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3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ff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01cm" svg:height="5.001cm" xlink:href=".." xlink:type="simple" chart:class="chart:area" chart:style-name="ch1">
        <chart:legend chart:legend-position="end" svg:x="8.426cm" svg:y="2.201cm" style:legend-expansion="high" chart:style-name="ch2"/>
        <chart:plot-area chart:style-name="ch3" table:cell-range-address="Sheet1.A1:Sheet1.B11" chart:data-source-has-labels="both" svg:x="0.2cm" svg:y="0.1cm" svg:width="8.026cm" svg:height="4.801cm">
          <chart:coordinate-region svg:x="0.636cm" svg:y="0.299cm" svg:width="7.364cm" svg:height="3.955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1" chart:label-cell-address="Sheet1.B1:Sheet1.B1" chart:class="chart:area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2:Sheet1.A11</svg:desc>
                </draw:g>
              </table:table-cell>
              <table:table-cell office:value-type="float" office:value="9">
                <text:p>9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3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outsid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01cm" svg:height="5.001cm" xlink:href=".." xlink:type="simple" chart:class="chart:radar" chart:style-name="ch1">
        <chart:legend chart:legend-position="end" svg:x="8.426cm" svg:y="2.201cm" style:legend-expansion="high" chart:style-name="ch2"/>
        <chart:plot-area chart:style-name="ch3" table:cell-range-address="Sheet1.A1:Sheet1.B11" chart:data-source-has-labels="both" svg:x="0.2cm" svg:y="0.1cm" svg:width="8.026cm" svg:height="4.801cm">
          <chart:coordinate-region svg:x="2.53cm" svg:y="0.818cm" svg:width="3.366cm" svg:height="3.366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1" chart:label-cell-address="Sheet1.B1:Sheet1.B1" chart:class="chart:rad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2:Sheet1.A11</svg:desc>
                </draw:g>
              </table:table-cell>
              <table:table-cell office:value-type="float" office:value="9">
                <text:p>9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3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outsid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01cm" svg:height="5.001cm" xlink:href=".." xlink:type="simple" chart:class="chart:radar" chart:style-name="ch1">
        <chart:legend chart:legend-position="end" svg:x="8.426cm" svg:y="2.201cm" style:legend-expansion="high" chart:style-name="ch2"/>
        <chart:plot-area chart:style-name="ch3" table:cell-range-address="Sheet1.A1:Sheet1.B11" chart:data-source-has-labels="both" svg:x="0.2cm" svg:y="0.1cm" svg:width="8.026cm" svg:height="4.801cm">
          <chart:coordinate-region svg:x="2.53cm" svg:y="0.818cm" svg:width="3.366cm" svg:height="3.366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1" chart:label-cell-address="Sheet1.B1:Sheet1.B1" chart:class="chart:rad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2:Sheet1.A11</svg:desc>
                </draw:g>
              </table:table-cell>
              <table:table-cell office:value-type="float" office:value="9">
                <text:p>9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3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outside"/>
      <style:graphic-properties draw:stroke="none" svg:stroke-width="0.08cm" svg:stroke-color="#00a933" draw:fill-color="#00a933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01cm" svg:height="5.001cm" xlink:href=".." xlink:type="simple" chart:class="chart:radar" chart:style-name="ch1">
        <chart:legend chart:legend-position="end" svg:x="8.426cm" svg:y="2.201cm" style:legend-expansion="high" chart:style-name="ch2"/>
        <chart:plot-area chart:style-name="ch3" table:cell-range-address="Sheet1.A1:Sheet1.B11" chart:data-source-has-labels="both" svg:x="0.2cm" svg:y="0.1cm" svg:width="8.026cm" svg:height="4.801cm">
          <chart:coordinate-region svg:x="2.53cm" svg:y="0.818cm" svg:width="3.366cm" svg:height="3.366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1" chart:label-cell-address="Sheet1.B1:Sheet1.B1" chart:class="chart:rad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2:Sheet1.A11</svg:desc>
                </draw:g>
              </table:table-cell>
              <table:table-cell office:value-type="float" office:value="9">
                <text:p>9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39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ff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001cm" svg:height="5.001cm" xlink:href=".." xlink:type="simple" chart:class="chart:bar" chart:style-name="ch1">
        <chart:legend chart:legend-position="end" svg:x="8.426cm" svg:y="2.201cm" style:legend-expansion="high" chart:style-name="ch2"/>
        <chart:plot-area chart:style-name="ch3" table:cell-range-address="Sheet1.A2:Sheet1.B11 Sheet1.B1:Sheet1.B1" chart:data-source-has-labels="both" svg:x="0.2cm" svg:y="0.1cm" svg:width="8.026cm" svg:height="4.801cm">
          <chart:coordinate-region svg:x="0.821cm" svg:y="0.299cm" svg:width="7.405cm" svg:height="3.955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1" chart:label-cell-address="Sheet1.B1:Sheet1.B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2:Sheet1.A11</svg:desc>
                </draw:g>
              </table:table-cell>
              <table:table-cell office:value-type="float" office:value="9">
                <text:p>9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outside"/>
      <style:graphic-properties draw:stroke="none" svg:stroke-width="0.08cm" svg:stroke-color="#ffff00" draw:fill-color="#ffff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01cm" svg:height="5.001cm" xlink:href=".." xlink:type="simple" chart:class="chart:radar" chart:style-name="ch1">
        <chart:legend chart:legend-position="end" svg:x="8.426cm" svg:y="2.201cm" style:legend-expansion="high" chart:style-name="ch2"/>
        <chart:plot-area chart:style-name="ch3" table:cell-range-address="Sheet1.A1:Sheet1.B11" chart:data-source-has-labels="both" svg:x="0.2cm" svg:y="0.1cm" svg:width="8.026cm" svg:height="4.801cm">
          <chart:coordinate-region svg:x="2.53cm" svg:y="0.818cm" svg:width="3.366cm" svg:height="3.366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1" chart:label-cell-address="Sheet1.B1:Sheet1.B1" chart:class="chart:rad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2:Sheet1.A11</svg:desc>
                </draw:g>
              </table:table-cell>
              <table:table-cell office:value-type="float" office:value="9">
                <text:p>9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40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001cm" svg:height="5.001cm" xlink:href=".." xlink:type="simple" chart:class="chart:bar" chart:style-name="ch1">
        <chart:legend chart:legend-position="end" svg:x="8.426cm" svg:y="2.201cm" style:legend-expansion="high" chart:style-name="ch2"/>
        <chart:plot-area chart:style-name="ch3" table:cell-range-address="Sheet1.A2:Sheet1.B11 Sheet1.B1:Sheet1.B1" chart:data-source-has-labels="both" svg:x="0.2cm" svg:y="0.1cm" svg:width="8.026cm" svg:height="4.801cm">
          <chart:coordinate-region svg:x="0.636cm" svg:y="0.1cm" svg:width="7.403cm" svg:height="4.154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1" chart:label-cell-address="Sheet1.B1:Sheet1.B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2:Sheet1.A11</svg:desc>
                </draw:g>
              </table:table-cell>
              <table:table-cell office:value-type="float" office:value="9">
                <text:p>9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001cm" svg:height="5.001cm" xlink:href=".." xlink:type="simple" chart:class="chart:bar" chart:style-name="ch1">
        <chart:legend chart:legend-position="end" svg:x="8.426cm" svg:y="2.201cm" style:legend-expansion="high" chart:style-name="ch2"/>
        <chart:plot-area chart:style-name="ch3" table:cell-range-address="Sheet1.A2:Sheet1.B11 Sheet1.B1:Sheet1.B1" chart:data-source-has-labels="both" svg:x="0.2cm" svg:y="0.1cm" svg:width="8.026cm" svg:height="4.801cm">
          <chart:coordinate-region svg:x="0.636cm" svg:y="0.1cm" svg:width="7.403cm" svg:height="4.154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1" chart:label-cell-address="Sheet1.B1:Sheet1.B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2:Sheet1.A11</svg:desc>
                </draw:g>
              </table:table-cell>
              <table:table-cell office:value-type="float" office:value="9">
                <text:p>9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a933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001cm" svg:height="5.001cm" xlink:href=".." xlink:type="simple" chart:class="chart:bar" chart:style-name="ch1">
        <chart:legend chart:legend-position="end" svg:x="8.426cm" svg:y="2.201cm" style:legend-expansion="high" chart:style-name="ch2"/>
        <chart:plot-area chart:style-name="ch3" table:cell-range-address="Sheet1.A2:Sheet1.B11 Sheet1.B1:Sheet1.B1" chart:data-source-has-labels="both" svg:x="0.2cm" svg:y="0.1cm" svg:width="8.026cm" svg:height="4.801cm">
          <chart:coordinate-region svg:x="0.636cm" svg:y="0.1cm" svg:width="7.403cm" svg:height="4.154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1" chart:label-cell-address="Sheet1.B1:Sheet1.B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2:Sheet1.A11</svg:desc>
                </draw:g>
              </table:table-cell>
              <table:table-cell office:value-type="float" office:value="9">
                <text:p>9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ff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001cm" svg:height="5.001cm" xlink:href=".." xlink:type="simple" chart:class="chart:bar" chart:style-name="ch1">
        <chart:legend chart:legend-position="end" svg:x="8.426cm" svg:y="2.201cm" style:legend-expansion="high" chart:style-name="ch2"/>
        <chart:plot-area chart:style-name="ch3" table:cell-range-address="Sheet1.A2:Sheet1.B11 Sheet1.B1:Sheet1.B1" chart:data-source-has-labels="both" svg:x="0.2cm" svg:y="0.1cm" svg:width="8.026cm" svg:height="4.801cm">
          <chart:coordinate-region svg:x="0.636cm" svg:y="0.1cm" svg:width="7.403cm" svg:height="4.154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1" chart:label-cell-address="Sheet1.B1:Sheet1.B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2:Sheet1.A11</svg:desc>
                </draw:g>
              </table:table-cell>
              <table:table-cell office:value-type="float" office:value="9">
                <text:p>9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01cm" svg:height="5.001cm" xlink:href=".." xlink:type="simple" chart:class="chart:line" chart:style-name="ch1">
        <chart:legend chart:legend-position="end" svg:x="7.837cm" svg:y="2.201cm" style:legend-expansion="high" chart:style-name="ch2"/>
        <chart:plot-area chart:style-name="ch3" table:cell-range-address="Sheet1.A2:Sheet1.B11 Sheet1.B1:Sheet1.B1" chart:data-source-has-labels="both" svg:x="0.2cm" svg:y="0.1cm" svg:width="7.437cm" svg:height="4.801cm">
          <chart:coordinate-region svg:x="0.636cm" svg:y="0.299cm" svg:width="6.776cm" svg:height="3.955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1" chart:label-cell-address="Sheet1.B1:Sheet1.B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2:Sheet1.A11</svg:desc>
                </draw:g>
              </table:table-cell>
              <table:table-cell office:value-type="float" office:value="9">
                <text:p>9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9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